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style:text-underline-style="solid" style:text-underline-width="auto" style:text-underline-color="font-color" officeooo:rsid="001d2dc6" officeooo:paragraph-rsid="001d2dc6"/>
    </style:style>
    <style:style style:name="P3" style:family="paragraph" style:parent-style-name="Standard">
      <style:text-properties style:font-name="Calibri" style:text-underline-style="none" officeooo:rsid="001d2dc6" officeooo:paragraph-rsid="001d2dc6"/>
    </style:style>
    <style:style style:name="P4" style:family="paragraph" style:parent-style-name="Standard">
      <style:text-properties style:font-name="Calibri" style:text-underline-style="none" officeooo:rsid="001d2dc6" officeooo:paragraph-rsid="002cdf85"/>
    </style:style>
    <style:style style:name="P5" style:family="paragraph" style:parent-style-name="Standard">
      <style:text-properties style:font-name="Calibri" fo:font-size="12pt" style:text-underline-style="none" officeooo:rsid="003253ca" officeooo:paragraph-rsid="003253ca" style:font-size-asian="12pt" style:font-size-complex="12pt"/>
    </style:style>
    <style:style style:name="P6" style:family="paragraph" style:parent-style-name="Standard">
      <style:text-properties style:font-name="Calibri" fo:font-style="italic" style:text-underline-style="solid" style:text-underline-width="auto" style:text-underline-color="font-color" fo:font-weight="bold" officeooo:rsid="001d2dc6" officeooo:paragraph-rsid="001d2dc6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800080" loext:opacity="100%" style:font-name="Calibri" style:text-underline-style="none" officeooo:rsid="0028fe7f" officeooo:paragraph-rsid="0028fe7f"/>
    </style:style>
    <style:style style:name="P9" style:family="paragraph" style:parent-style-name="Standard" style:list-style-name="L1">
      <style:text-properties style:font-name="Calibri" style:text-underline-style="none" officeooo:rsid="001d2dc6" officeooo:paragraph-rsid="001d2dc6"/>
    </style:style>
    <style:style style:name="P10" style:family="paragraph" style:parent-style-name="Standard">
      <style:text-properties style:font-name="Calibri" style:text-underline-style="none" officeooo:rsid="001d2dc6" officeooo:paragraph-rsid="001d2dc6"/>
    </style:style>
    <style:style style:name="P11" style:family="paragraph" style:parent-style-name="Standard" style:list-style-name="L1">
      <style:text-properties style:font-name="Calibri" fo:font-size="12pt" officeooo:rsid="001c8ddd" officeooo:paragraph-rsid="001d2dc6" style:font-size-asian="12pt" style:font-size-complex="12pt"/>
    </style:style>
    <style:style style:name="P12" style:family="paragraph" style:parent-style-name="Standard" style:list-style-name="L1">
      <style:text-properties style:font-name="Calibri" fo:font-size="12pt" officeooo:rsid="001d2dc6" officeooo:paragraph-rsid="001d2dc6" style:font-size-asian="12pt" style:font-size-complex="12pt"/>
    </style:style>
    <style:style style:name="P13" style:family="paragraph" style:parent-style-name="Standard" style:list-style-name="L1">
      <style:text-properties style:font-name="Calibri" fo:font-size="12pt" officeooo:rsid="003e5ded" officeooo:paragraph-rsid="003e5ded" style:font-size-asian="12pt" style:font-size-complex="12pt"/>
    </style:style>
    <style:style style:name="P14" style:family="paragraph" style:parent-style-name="Standard" style:list-style-name="L1">
      <style:text-properties style:font-name="Calibri" fo:font-size="12pt" style:text-underline-style="none" officeooo:rsid="001d2dc6" officeooo:paragraph-rsid="001d2dc6" style:font-size-asian="12pt" style:font-size-complex="12pt"/>
    </style:style>
    <style:style style:name="P15" style:family="paragraph" style:parent-style-name="Standard">
      <style:text-properties style:font-name="Calibri" fo:font-size="12pt" style:text-underline-style="none" officeooo:rsid="003253ca" officeooo:paragraph-rsid="003253ca" style:font-size-asian="12pt" style:font-size-complex="12pt"/>
    </style:style>
    <style:style style:name="P16" style:family="paragraph" style:parent-style-name="Standard">
      <style:text-properties style:font-name="Calibri" fo:font-size="12pt" style:text-underline-style="none" officeooo:rsid="003253ca" officeooo:paragraph-rsid="003c6c57" style:font-size-asian="12pt" style:font-size-complex="12pt"/>
    </style:style>
    <style:style style:name="P17" style:family="paragraph" style:parent-style-name="Standard" style:list-style-name="L3">
      <style:text-properties style:font-name="Calibri" fo:font-size="12pt" style:text-underline-style="none" officeooo:rsid="003182b7" officeooo:paragraph-rsid="0039f03f" style:font-size-asian="12pt" style:font-size-complex="12pt"/>
    </style:style>
    <style:style style:name="P18" style:family="paragraph" style:parent-style-name="Standard" style:list-style-name="L3">
      <style:text-properties style:font-name="Calibri" fo:font-size="12pt" style:text-underline-style="none" officeooo:rsid="002aef3b" officeooo:paragraph-rsid="0030b787" style:font-size-asian="12pt" style:font-size-complex="12pt"/>
    </style:style>
    <style:style style:name="P19" style:family="paragraph" style:parent-style-name="Standard" style:list-style-name="L3">
      <style:text-properties style:font-name="Calibri" fo:font-size="12pt" style:text-underline-style="none" officeooo:rsid="002329b0" officeooo:paragraph-rsid="0030b787" style:font-size-asian="12pt" style:font-size-complex="12pt"/>
    </style:style>
    <style:style style:name="P20" style:family="paragraph" style:parent-style-name="Standard" style:list-style-name="L3">
      <style:text-properties style:font-name="Calibri" fo:font-size="12pt" style:text-underline-style="none" officeooo:rsid="0022bd4e" officeooo:paragraph-rsid="0030b787" style:font-size-asian="12pt" style:font-size-complex="12pt"/>
    </style:style>
    <style:style style:name="P21" style:family="paragraph" style:parent-style-name="Standard">
      <style:text-properties style:font-name="Calibri" fo:font-size="12pt" style:text-underline-style="none" officeooo:rsid="0022bd4e" officeooo:paragraph-rsid="0030b787" style:font-size-asian="12pt" style:font-size-complex="12pt"/>
    </style:style>
    <style:style style:name="P22" style:family="paragraph" style:parent-style-name="Standard" style:list-style-name="L1">
      <style:text-properties style:font-name="Calibri" fo:font-size="12pt" style:text-underline-style="none" officeooo:rsid="00362142" officeooo:paragraph-rsid="00362142" style:font-size-asian="12pt" style:font-size-complex="12pt"/>
    </style:style>
    <style:style style:name="P23" style:family="paragraph" style:parent-style-name="Standard" style:list-style-name="L3">
      <style:text-properties style:font-name="Calibri" fo:font-size="12pt" style:text-underline-style="none" officeooo:rsid="0038a29d" officeooo:paragraph-rsid="0038a29d" style:font-size-asian="12pt" style:font-size-complex="12pt"/>
    </style:style>
    <style:style style:name="P24" style:family="paragraph" style:parent-style-name="Standard" style:list-style-name="L3">
      <style:text-properties style:font-name="Calibri" fo:font-size="12pt" style:text-underline-style="none" officeooo:rsid="003b799e" officeooo:paragraph-rsid="003b799e" style:font-size-asian="12pt" style:font-size-complex="12pt"/>
    </style:style>
    <style:style style:name="P25" style:family="paragraph" style:parent-style-name="Standard">
      <style:text-properties style:font-name="Calibri" fo:font-size="12pt" style:text-underline-style="none" officeooo:rsid="003bd319" officeooo:paragraph-rsid="003c6c57" style:font-size-asian="12pt" style:font-size-complex="12pt"/>
    </style:style>
    <style:style style:name="P26" style:family="paragraph" style:parent-style-name="Standard">
      <style:text-properties style:font-name="Calibri" fo:font-size="12pt" style:text-underline-style="none" officeooo:rsid="0040e048" officeooo:paragraph-rsid="0040e048" style:font-size-asian="12pt" style:font-size-complex="12pt"/>
    </style:style>
    <style:style style:name="P27" style:family="paragraph" style:parent-style-name="Standard">
      <style:text-properties style:font-name="Calibri" fo:font-size="12pt" fo:font-style="italic" style:text-underline-style="solid" style:text-underline-width="auto" style:text-underline-color="font-color" officeooo:rsid="002499e2" officeooo:paragraph-rsid="00426ed7" style:font-size-asian="12pt" style:font-style-asian="italic" style:font-size-complex="12pt" style:font-style-complex="italic"/>
    </style:style>
    <style:style style:name="P28" style:family="paragraph" style:parent-style-name="Standard">
      <style:text-properties style:font-name="Calibri" fo:font-size="12pt" fo:font-style="italic" style:text-underline-style="solid" style:text-underline-width="auto" style:text-underline-color="font-color" officeooo:rsid="00426ed7" officeooo:paragraph-rsid="00426ed7" style:font-size-asian="12pt" style:font-style-asian="italic" style:font-size-complex="12pt" style:font-style-complex="italic"/>
    </style:style>
    <style:style style:name="P29" style:family="paragraph" style:parent-style-name="Standard">
      <style:text-properties style:font-name="Calibri" fo:font-size="12pt" fo:font-style="italic" style:text-underline-style="solid" style:text-underline-width="auto" style:text-underline-color="font-color" fo:font-weight="bold" officeooo:rsid="003c6c57" officeooo:paragraph-rsid="003c6c57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 style:list-style-name="L3">
      <style:text-properties style:font-name="Calibri" fo:font-size="12pt" fo:font-style="italic" style:text-underline-style="none" officeooo:rsid="00282c0d" officeooo:paragraph-rsid="00426ed7" style:font-size-asian="12pt" style:font-style-asian="italic" style:font-size-complex="12pt" style:font-style-complex="italic"/>
    </style:style>
    <style:style style:name="P31" style:family="paragraph" style:parent-style-name="Standard" style:list-style-name="L2">
      <style:text-properties style:font-name="Calibri" fo:font-size="12pt" fo:font-style="italic" style:text-underline-style="none" officeooo:rsid="00282c0d" officeooo:paragraph-rsid="00426ed7" style:font-size-asian="12pt" style:font-style-asian="italic" style:font-size-complex="12pt" style:font-style-complex="italic"/>
    </style:style>
    <style:style style:name="P32" style:family="paragraph" style:parent-style-name="Standard">
      <style:text-properties style:font-name="Calibri" fo:font-size="12pt" fo:font-style="italic" style:text-underline-style="none" fo:font-weight="bold" officeooo:rsid="00282c0d" officeooo:paragraph-rsid="00426ed7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 style:list-style-name="L2">
      <style:text-properties style:font-name="Calibri" fo:font-size="12pt" fo:font-style="normal" style:text-underline-style="none" officeooo:rsid="002539ab" officeooo:paragraph-rsid="002539ab" style:font-size-asian="12pt" style:font-style-asian="normal" style:font-size-complex="12pt" style:font-style-complex="normal"/>
    </style:style>
    <style:style style:name="P34" style:family="paragraph" style:parent-style-name="Standard" style:list-style-name="L2">
      <style:text-properties style:font-name="Calibri" fo:font-size="12pt" fo:font-style="normal" style:text-underline-style="none" officeooo:rsid="00271cb8" officeooo:paragraph-rsid="00271cb8" style:font-size-asian="12pt" style:font-style-asian="normal" style:font-size-complex="12pt" style:font-style-complex="normal"/>
    </style:style>
    <style:style style:name="P35" style:family="paragraph" style:parent-style-name="Standard" style:list-style-name="L2">
      <style:text-properties style:font-name="Calibri" fo:font-size="12pt" fo:font-style="normal" style:text-underline-style="none" officeooo:rsid="00282c0d" officeooo:paragraph-rsid="00282c0d" style:font-size-asian="12pt" style:font-style-asian="normal" style:font-size-complex="12pt" style:font-style-complex="normal"/>
    </style:style>
    <style:style style:name="P36" style:family="paragraph" style:parent-style-name="Standard" style:list-style-name="L2">
      <style:text-properties style:font-name="Calibri" fo:font-size="12pt" fo:font-style="normal" style:text-underline-style="none" officeooo:rsid="004e9fea" officeooo:paragraph-rsid="004e9fea" style:font-size-asian="12pt" style:font-style-asian="normal" style:font-size-complex="12pt" style:font-style-complex="normal"/>
    </style:style>
    <style:style style:name="P37" style:family="paragraph" style:parent-style-name="Standard" style:list-style-name="L2">
      <style:text-properties style:font-name="Calibri" fo:font-size="12pt" fo:font-style="normal" style:text-underline-style="none" fo:font-weight="normal" officeooo:rsid="002499e2" officeooo:paragraph-rsid="00426ed7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Calibri" fo:font-style="normal" style:text-underline-style="none" officeooo:rsid="00282c0d" officeooo:paragraph-rsid="00426ed7" style:font-style-asian="normal" style:font-style-complex="normal"/>
    </style:style>
    <style:style style:name="P39" style:family="paragraph" style:parent-style-name="Standard">
      <style:text-properties style:font-name="Calibri" fo:font-style="normal" style:text-underline-style="none" officeooo:rsid="00282c0d" officeooo:paragraph-rsid="00426ed7" style:font-style-asian="normal" style:font-style-complex="normal"/>
    </style:style>
    <style:style style:name="P40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426ed7" officeooo:paragraph-rsid="00426ed7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426ed7" officeooo:paragraph-rsid="0044b8b5" style:font-size-asian="14pt" style:font-weight-asian="bold" style:font-size-complex="14pt" style:font-weight-complex="bold"/>
    </style:style>
    <style:style style:name="P42" style:family="paragraph" style:parent-style-name="Standard" style:list-style-name="L3">
      <style:text-properties officeooo:paragraph-rsid="0039f03f"/>
    </style:style>
    <style:style style:name="P43" style:family="paragraph" style:parent-style-name="Standard" style:list-style-name="L4">
      <style:text-properties officeooo:paragraph-rsid="0039f03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253ca"/>
    </style:style>
    <style:style style:name="T3" style:family="text">
      <style:text-properties officeooo:rsid="001f445e"/>
    </style:style>
    <style:style style:name="T4" style:family="text">
      <style:text-properties officeooo:rsid="002050e2"/>
    </style:style>
    <style:style style:name="T5" style:family="text">
      <style:text-properties fo:font-style="italic" officeooo:rsid="00221640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289fdc" style:font-style-asian="italic" style:font-style-complex="italic"/>
    </style:style>
    <style:style style:name="T7" style:family="text">
      <style:text-properties officeooo:rsid="0023f3c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82c0d" style:font-style-asian="normal" style:font-style-complex="normal"/>
    </style:style>
    <style:style style:name="T10" style:family="text">
      <style:text-properties fo:font-style="normal" officeooo:rsid="0044b8b5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officeooo:rsid="002cdf85" style:font-style-asian="normal" style:font-style-complex="normal"/>
    </style:style>
    <style:style style:name="T12" style:family="text">
      <style:text-properties officeooo:rsid="002cdf85"/>
    </style:style>
    <style:style style:name="T13" style:family="text">
      <style:text-properties officeooo:rsid="002ecd39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italic" style:text-underline-style="solid" style:text-underline-width="auto" style:text-underline-color="font-color" officeooo:rsid="00426ed7" style:font-size-asian="12pt" style:font-style-asian="italic" style:font-size-complex="12pt" style:font-style-complex="italic"/>
    </style:style>
    <style:style style:name="T16" style:family="text">
      <style:text-properties officeooo:rsid="00362142"/>
    </style:style>
    <style:style style:name="T17" style:family="text">
      <style:text-properties officeooo:rsid="00371a65"/>
    </style:style>
    <style:style style:name="T18" style:family="text">
      <style:text-properties officeooo:rsid="0039f03f"/>
    </style:style>
    <style:style style:name="T19" style:family="text">
      <style:text-properties officeooo:rsid="003e5ded"/>
    </style:style>
    <style:style style:name="T20" style:family="text">
      <style:text-properties style:font-name="Calibri" fo:font-size="12pt" style:text-underline-style="none" officeooo:rsid="003182b7" style:font-size-asian="12pt" style:font-size-complex="12pt"/>
    </style:style>
    <style:style style:name="T21" style:family="text">
      <style:text-properties style:font-name="Calibri" fo:font-size="12pt" style:text-underline-style="none" officeooo:rsid="00371a65" style:font-size-asian="12pt" style:font-size-complex="12pt"/>
    </style:style>
    <style:style style:name="T22" style:family="text">
      <style:text-properties style:font-name="Calibri" fo:font-size="12pt" style:text-underline-style="none" officeooo:rsid="0039f03f" style:font-size-asian="12pt" style:font-size-complex="12pt"/>
    </style:style>
    <style:style style:name="T23" style:family="text">
      <style:text-properties officeooo:rsid="003ee537"/>
    </style:style>
    <style:style style:name="T24" style:family="text">
      <style:text-properties officeooo:rsid="0040e048"/>
    </style:style>
    <style:style style:name="T25" style:family="text">
      <style:text-properties officeooo:rsid="00416271"/>
    </style:style>
    <style:style style:name="T26" style:family="text">
      <style:text-properties style:text-underline-style="solid" style:text-underline-width="auto" style:text-underline-color="font-color" officeooo:rsid="002cdf85"/>
    </style:style>
    <style:style style:name="T27" style:family="text">
      <style:text-properties style:text-underline-style="solid" style:text-underline-width="auto" style:text-underline-color="font-color" officeooo:rsid="00426ed7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42e7c8"/>
    </style:style>
    <style:style style:name="T30" style:family="text">
      <style:text-properties fo:font-weight="normal" officeooo:rsid="002cdf85" style:font-weight-asian="normal" style:font-weight-complex="normal"/>
    </style:style>
    <style:style style:name="T31" style:family="text">
      <style:text-properties officeooo:rsid="004a04be"/>
    </style:style>
    <style:style style:name="T32" style:family="text">
      <style:text-properties officeooo:rsid="004bafff"/>
    </style:style>
    <style:style style:name="T33" style:family="text">
      <style:text-properties officeooo:rsid="004bd5ea"/>
    </style:style>
    <style:style style:name="T34" style:family="text">
      <style:text-properties officeooo:rsid="004cfcb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ind Roboter die Zukunft der Krankenhäuser?</text:p>
      <text:p text:style-name="P1"/>
      <text:p text:style-name="P2">Inhalt:</text:p>
      <text:p text:style-name="P3">- Einführung</text:p>
      <text:p text:style-name="P3">- Anwendungsfälle / Einsatzbereiche &amp; Beispiele</text:p>
      <text:p text:style-name="P4">- Vorteile <text:span text:style-name="T12">&amp; Nachteile/</text:span>Herausforderungen</text:p>
      <text:p text:style-name="P3">- Wie siehts aus in der Zukunft? - <text:span text:style-name="T13">Brainstorming, Schätzung</text:span></text:p>
      <text:p text:style-name="P3">- Fazit</text:p>
      <text:p text:style-name="P3"/>
      <text:p text:style-name="P8">Klassifizierung? (Pflegeroboter, Serviceroboter usw.)</text:p>
      <text:p text:style-name="P3"/>
      <text:p text:style-name="P6">Einsatzbereiche:</text:p>
      <text:p text:style-name="P3">- <text:span text:style-name="T3">OP, Diagnose, Krankenpflege (Serviceroboter, </text:span><text:span text:style-name="T4">Socialrobots</text:span><text:span text:style-name="T3">)</text:span></text:p>
      <text:list xml:id="list280039049" text:style-name="L1">
        <text:list-item>
          <text:p text:style-name="P9">OP → <text:span text:style-name="T33">Da Vinci</text:span>:</text:p>
          <text:list>
            <text:list-item>
              <text:p text:style-name="P11">Neurosurgery</text:p>
            </text:list-item>
            <text:list-item>
              <text:p text:style-name="P11">Orthopedics</text:p>
            </text:list-item>
            <text:list-item>
              <text:p text:style-name="P14">Minimally-invasive surgery (MIS)</text:p>
            </text:list-item>
          </text:list>
        </text:list-item>
        <text:list-item>
          <text:p text:style-name="P22">Diagnose:</text:p>
          <text:list>
            <text:list-item>
              <text:p text:style-name="P14">Tele-echography</text:p>
            </text:list-item>
            <text:list-item>
              <text:p text:style-name="P14">Tele-diagnosis</text:p>
            </text:list-item>
          </text:list>
        </text:list-item>
        <text:list-item>
          <text:p text:style-name="P12">Krankenpflege – <text:span text:style-name="T16">Pflegeroboter (Socialrobots)</text:span></text:p>
        </text:list-item>
        <text:list-item>
          <text:p text:style-name="P13">Andere</text:p>
          <text:list>
            <text:list-item>
              <text:p text:style-name="P13"><text:span text:style-name="T2">Kurier Roboter (HelpMate, </text:span><text:span text:style-name="T1">The TUG</text:span><text:span text:style-name="T2">) – nur erwähnen?</text:span></text:p>
            </text:list-item>
            <text:list-item>
              <text:p text:style-name="P13">The Xenex Germ-Zapping Robot – Krankenhaus Räume disinfizieren</text:p>
            </text:list-item>
            <text:list-item>
              <text:p text:style-name="P13">The PARO Therapeutic Robot – <text:span text:style-name="T23">Tier Therapie ohne Tiere</text:span></text:p>
            </text:list-item>
          </text:list>
        </text:list-item>
      </text:list>
      <text:p text:style-name="P5"><text:a xlink:type="simple" xlink:href="https://online-engineering.case.edu/blog/medical-robots-making-a-difference" text:style-name="Internet_20_link" text:visited-style-name="Visited_20_Internet_20_Link">https://online-engineering.case.edu/blog/medical-robots-making-a-difference</text:a></text:p>
      <text:p text:style-name="P5"/>
      <text:p text:style-name="P40">OP-Roboter:</text:p>
      <text:p text:style-name="P40"/>
      <text:p text:style-name="P28">Vorteile:</text:p>
      <text:list xml:id="list365421572" text:style-name="L2">
        <text:list-item>
          <text:p text:style-name="P33">Weniger Körperbelastug → Geringerer Blutverlust, <text:s/>kürzere Genesungszeit, <text:span text:style-name="T31">weniger Komplikationen </text:span><text:span text:style-name="T32">und Infektionsgefähr</text:span></text:p>
        </text:list-item>
        <text:list-item>
          <text:p text:style-name="P34">Präzisere<text:span text:style-name="T34">r</text:span> Arbeit</text:p>
        </text:list-item>
        <text:list-item>
          <text:p text:style-name="P34">Übersichtlicher → 3-D Darstellung </text:p>
          <text:list>
            <text:list-item>
              <text:p text:style-name="P34">Operationen in der Nähe von feinste Strukturen (Nervenbahnen) weniger riskant </text:p>
            </text:list-item>
          </text:list>
        </text:list-item>
        <text:list-item>
          <text:p text:style-name="P35">Kürzerer Verweildauer (Kosten &amp; Patientenzufriedenheit)</text:p>
        </text:list-item>
        <text:list-item>
          <text:p text:style-name="P38"><text:a xlink:type="simple" xlink:href="https://bauch.ksb.ch/die-behandlung/da-vinci-operationsroboter/" text:style-name="Internet_20_link" text:visited-style-name="Visited_20_Internet_20_Link"><text:span text:style-name="T14">https://bauch.ksb.ch/die-behandlung/da-vinci-operationsroboter/</text:span></text:a><text:span text:style-name="T14"> </text:span></text:p>
        </text:list-item>
      </text:list>
      <text:p text:style-name="P39"><text:span text:style-name="T15">Herausforderungen</text:span><text:span text:style-name="T6">:</text:span></text:p>
      <text:list xml:id="list152804695285448" text:continue-numbering="true" text:style-name="L2">
        <text:list-item>
          <text:p text:style-name="P31">“Es ist nicht entscheidend, ob im OP-Saal ein Roboter steht. Viel wichtiger ist die Erfahrung des Chirurgen oder der Chirurgin.“ <text:a xlink:type="simple" xlink:href="https://pubmed.ncbi.nlm.nih.gov/30927303/" text:style-name="Internet_20_link" text:visited-style-name="Visited_20_Internet_20_Link"><text:span text:style-name="T8">https://pubmed.ncbi.nlm.nih.gov/30927303/</text:span></text:a><text:span text:style-name="T8"> </text:span></text:p>
        </text:list-item>
        <text:list-item>
          <text:p text:style-name="P36">Man muss lernen Da Vinci zu operieren, muss auch noch geübt werden usw.</text:p>
        </text:list-item>
      </text:list>
      <text:p text:style-name="P3"/>
      <text:p text:style-name="P41"><text:span text:style-name="T10">Pflegeroboter</text:span><text:span text:style-name="T5">:</text:span></text:p>
      <text:p text:style-name="P27"><text:span text:style-name="T30">Vorteile</text:span><text:span text:style-name="T28">:</text:span></text:p>
      <text:list xml:id="list152804671901909" text:continue-numbering="true" text:style-name="L2">
        <text:list-item>
          <text:p text:style-name="P37">physische und psychische Entlastung des Personals</text:p>
        </text:list-item>
      </text:list>
      <text:p text:style-name="P28">Herausforderungen.</text:p>
      <text:list xml:id="list647052653" text:style-name="L4">
        <text:list-item>
          <text:p text:style-name="P43"><text:span text:style-name="T20">Ethische Aspekte </text:span></text:p>
        </text:list-item>
      </text:list>
      <text:list xml:id="list499599565" text:style-name="L3">
        <text:list-item>
          <text:list>
            <text:list-item>
              <text:p text:style-name="P42"><text:span text:style-name="T21">Grenzung, </text:span><text:span text:style-name="T22">Verbindung zu den Roboter</text:span></text:p>
              <text:list>
                <text:list-item>
                  <text:p text:style-name="P17"><text:soft-page-break/><text:span text:style-name="T18">Roboter sollen </text:span><text:span text:style-name="T17">Patienten nicht zwingen</text:span></text:p>
                </text:list-item>
                <text:list-item>
                  <text:p text:style-name="P24">Gefühle (zB aus einem Stuhl hochziehen)</text:p>
                </text:list-item>
              </text:list>
            </text:list-item>
            <text:list-item>
              <text:p text:style-name="P18">Ablehnung von Patienten (vor allem Senioren)</text:p>
              <text:list>
                <text:list-item>
                  <text:p text:style-name="P23">humanoid Roboter → uncanny valley</text:p>
                </text:list-item>
              </text:list>
            </text:list-item>
            <text:list-item>
              <text:p text:style-name="P19">Können Pflegeroboter <text:span text:style-name="T29">die Patiente</text:span> überze<text:span text:style-name="T7">u</text:span>gen z.B Medikamente zu nehmen<text:span text:style-name="T9">?</text:span></text:p>
            </text:list-item>
          </text:list>
          <text:p text:style-name="P30"><text:span text:style-name="T11"/></text:p>
        </text:list-item>
      </text:list>
      <text:p text:style-name="P32"><text:span text:style-name="T26">Allgemein</text:span><text:span text:style-name="T27">e Herausforderungen</text:span><text:span text:style-name="T26">:</text:span></text:p>
      <text:list xml:id="list152806031593583" text:continue-numbering="true" text:style-name="L3">
        <text:list-item>
          <text:p text:style-name="P20">Technische Probleme (Störungen)</text:p>
        </text:list-item>
        <text:list-item>
          <text:p text:style-name="P20">Kosten</text:p>
        </text:list-item>
      </text:list>
      <text:p text:style-name="P21"/>
      <text:p text:style-name="P26">Die Zukunft der Krankenhäuser → immer mehr Roboter, weniger Personal?</text:p>
      <text:p text:style-name="P21"/>
      <text:p text:style-name="P29">Fazit:</text:p>
      <text:p text:style-name="P25">Roboter können Pflege nicht <text:span text:style-name="T24">ersetzen</text:span>, aber das Pflegepersona<text:span text:style-name="T19">l</text:span> assistieren/ <text:span text:style-name="T25">entlasten.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15:27:25.906000000</dc:date>
    <meta:editing-duration>PT14H38M10S</meta:editing-duration>
    <meta:editing-cycles>44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2" meta:word-count="256" meta:character-count="2009" meta:non-whitespace-character-count="1825"/>
  </office:meta>
</office:document-meta>
</file>